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text-properties fo:font-weight="bold" style:font-weight-asian="bold"/>
    </style:style>
    <style:style style:name="P3" style:parent-style-name="Normal" style:family="paragraph">
      <style:text-properties fo:font-weight="bold" style:font-weight-asian="bold" style:text-underline-type="single" style:text-underline-style="solid" style:text-underline-width="auto" style:text-underline-mode="continuous"/>
    </style:style>
    <style:style style:name="P4" style:parent-style-name="Normal" style:family="paragraph">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P28" style:parent-style-name="Normal" style:family="paragraph">
      <style:text-properties fo:font-weight="bold" style:font-weight-asian="bold" style:text-underline-type="single" style:text-underline-style="solid" style:text-underline-width="auto" style:text-underline-mode="continuous"/>
    </style:style>
    <style:style style:name="P29" style:parent-style-name="Normal" style:family="paragraph">
      <style:text-properties fo:font-weight="bold" style:font-weight-asian="bold" style:text-underline-type="single" style:text-underline-style="solid" style:text-underline-width="auto" style:text-underline-mode="continuous"/>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office:automatic-styles>
  <office:body>
    <office:text text:use-soft-page-breaks="true">
      <text:p text:style-name="P1">Zusammenfassung Studienarbeit Informationssysteme 01.09.2014<text:line-break/>Elisabeth Pich <text:s/>- Stefanie Lehmann</text:p>
      <text:p text:style-name="P2">Thema: Urlaubshotelverwaltung</text:p>
      <text:p text:style-name="P3">Allgemein</text:p>
      <text:p text:style-name="Normal">Die Datenbank, die wir entworfen haben, bietet<text:s/>die Grundlage für ein Softwaresystem, mit dem man die Daten eines Hotels verwalten und die täglichen Arbeitsprozesse durchführen kann. Wir sind sogar während des Erstellungsprozess einen Schritt weiter als die Beschreibung gegangen und haben es ermöglicht,<text:s/>das mehrere Hotels mit den gleichen Datensatz arbeiten koennen, so als ob eine Hotelkette mehrere Hotels verwaltet, die zum Beispiel auf den gleichen Satz von Kundendaten zugreifen können. Im folgenden Abschnitt werden Tabellen der Datenbank fett gedruckt. Wir haben die Datenbank mit vertikaler Partitionierung realisiert.</text:p>
      <text:p text:style-name="P4">Überblick der Datenbank</text:p>
      <text:p text:style-name="Normal">Die<text:s/><text:span text:style-name="T5">Hotels<text:s/></text:span>bestehen aus<text:s/><text:span text:style-name="T6">Zimmern</text:span><text:s/>und verschiedenen<text:s/><text:span text:style-name="T7">Abteilungen.<text:s/></text:span>Zimmer enthalten verschiedene Zimmerkategorien, ausserdem kann vermerkt werden, ob das Zimmer gerade<text:s/>verschmutzt ist oder komplett nicht vermietbar ist (out of order)<text:span text:style-name="T8">.<text:s/></text:span>Die Abteilungen koennen entweder<text:s/><text:span text:style-name="T9">Restaurationen</text:span>,<text:s/><text:span text:style-name="T10">Schwimmbäder</text:span><text:s/>oder<text:s/><text:span text:style-name="T11">Sporteinrichtungen</text:span><text:s/>sein. Zu den Restaurationen gehören<text:s/><text:span text:style-name="T12">Restaurants</text:span><text:s/>und<text:s/><text:span text:style-name="T13">Hotelbars</text:span>, in den<text:span text:style-name="T14"><text:s/>Speisen und Getränke (Essen und<text:s/></text:span><text:span text:style-name="T15">Trinken) serviert werden</text:span>, die wiederum Besonderheiten aufweisen können. Sporteinrichtungen können<text:s/><text:span text:style-name="T16">Golf-, Minigolf-, Tennisplätze,</text:span><text:s/>sein, aber auch die<text:s/><text:span text:style-name="T17">Fahrräder</text:span>, die für einen bestimmten Preis<text:s/><text:span text:style-name="T18">gemietet</text:span><text:s/>werden können.<text:span text:style-name="T19"><text:s/>Kunden</text:span><text:s/>können: Reservierungsanfragen tätigen,<text:s/><text:span text:style-name="T20">Reservierungen</text:span><text:s/>tätigen, Schwimmbäder<text:s/><text:span text:style-name="T21">benutzten</text:span>, in Restaurationen Speisen und Getranke<text:s/><text:span text:style-name="T22">konsumieren</text:span>, <text:s/>Sporteinrichtungen<text:s/><text:span text:style-name="T23">mieten</text:span>, Ausrüstung kostenlos<text:span text:style-name="T24"><text:s/>ausleihen,<text:s/></text:span>ihren Gesamtaufenthalt<text:s/><text:span text:style-name="T25">bezahlen</text:span>. Mit<text:span text:style-name="T26"><text:s/>Zimmerkarten<text:s/></text:span>kann man in die Zimmer gelangen, ausserdem haben wir ein Log eingerichtet , der vermerkt, wann welche Karte erflogreich/erfolglos versucht eine Tür zu<text:span text:style-name="T27"><text:s/>öffnen</text:span>.</text:p>
      <text:p text:style-name="P28">Reservierungen – alle Informationen auf einen Blick</text:p>
      <text:p text:style-name="Normal">In den Reservierungen stehen alle wichtigen Informationen für die Hotels. Eine zentrale Reservierungsstelle könnte für verschiedene Hotels Reservierungen anfertigen. Unsere Hotels haben verschiedene Hoteltypen, somit kann man die Auswahl eines Hotels nach <text:s/>Ort und Hoteltyp eingrenzen. Es können verschiedenen Zimmerkategorien gewählt werden<text:s/>. mit verschiedenen Verpflegungstufen, die wir mit Domänen in der Datenbank realisiert haben. Eine wichtige Domain ist der Gästestatus, der eine Aussage über den ‚Status‘ einer Reservierung trifft. Man kann Reservierungen als Anfrage eingeben, dann haben<text:s/>wir den Gaestestatus ‚AWAITING-CONFIRMATION‘. Falls die Reservierung getätigt wird, wird der Status auf ‚RESERVED‘ gestellt (oder ‚ARRIVAL‘ wenn Reservierung für den selben Tag gilt) , andern falls ‚TURN DOWN‘ , wobei die Reservierungsanfrage eine Ablehnung wird. Reservierung können storniert werden, dann erhält sie den Status ‚CANCELED‘ und eine Stornierungsnummer. Wenn der Gast in ein Zimmer ‚eingecheckt‘ ist, wird die Reservierung auf ‚IN-HOUSE‘ gestellt, wenn der Gast abreist auf ‚CHECKED-OUT‘. Somit weiss man immer Bescheid, in welchem Status sich eine Reservierung befindet. Auch kann man eine Reservierung wieder reaktivieren, indem man die Stornierungsnummer löscht und den Status wieder auf ‚RESERVED‘ stellt. Aus den Daten der Reservierungen kann man vieles ableiten, da die Reservierungsnummer einzigartig ist und man die dazu gehörigen Daten weiter verwenden kann.</text:p>
      <text:soft-page-break/>
      <text:p text:style-name="P29">Ambitionierte Sichten und Funktionen</text:p>
      <text:p text:style-name="Normal">Die Beschreibung sind in alle Dateien über der jeweiligen Deklartion notiert. Hier seien nur noch die komplexeren von denen erläutert:</text:p>
      <text:p text:style-name="Normal"><text:span text:style-name="T30">HotelManagerView</text:span><text:line-break/>Zeigt an: Hotels sortiert nach HotelID, mit dazugehoerigen Gesamtumsatz, die Aufsplittung in konsumieren, benutzen, mieten,und Naechteumsatz(umsatzrooms). Dazu extra der Umsatz der Bars, sowie die Anzahl<text:s/>der bisher reservierten Zimmerkategorien, um zu schauen, welche Kategorie am beliebtesten ist. Dabei wird nicht beachtet, ob es schon bezahlt wurde, sondern der erwartete Umsatz wird errechnet (eine Art Revenue Forecast).</text:p>
      <text:p text:style-name="Normal"><text:span text:style-name="T31">Funktion Rechnungsposten</text:span>(Hotelnummer int, Zimmernummer int)<text:line-break/>Aufsammeln aller Posten, die wahrend der aktuellen Reservierung aufs Zimmer gebucht wurden. Dies entspricht unserem Zimmerkonto für alle Extr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fi</meta:initial-creator>
    <dc:creator>Steffi</dc:creator>
    <meta:creation-date>2014-08-22T11:44:00Z</meta:creation-date>
    <dc:date>2014-08-22T14:06:00Z</dc:date>
    <meta:template xlink:href="Normal" xlink:type="simple"/>
    <meta:editing-cycles>8</meta:editing-cycles>
    <meta:editing-duration>PT0S</meta:editing-duration>
    <meta:document-statistic meta:page-count="2" meta:paragraph-count="8" meta:word-count="573" meta:character-count="4182" meta:row-count="30" meta:non-whitespace-character-count="3617"/>
  </office:meta>
</office:document-meta>
</file>